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551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Testfäl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immer nicht angeleg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unde nicht angeleg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immer nicht verfügbar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enstl. nicht angelegt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ine Zimmerbuchung an gleichem Datum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samtpreis akzeptiert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table:number-columns-repeated="8"/>
        </table:table-row>
        <table:table-row table:style-name="ro1">
          <table:table-cell office:value-type="string" calcext:value-type="string">
            <text:p>Zimmerbuchung möglich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immerbuchung nicht möglich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enstl.-Buchung zu Zimmerbuchung möglich</text:p>
          </table:table-cell>
          <table:table-cell table:number-columns-repeated="4"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nstl.-Buchung nicht möglich</text:p>
          </table:table-cell>
          <table:table-cell table:number-columns-repeated="4" table:style-name="ce3" office:value-type="string" calcext:value-type="string">
            <text:p>-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ung durchführen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ung nicht durchführen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51:38.571840878</meta:creation-date>
    <dc:date>2014-07-05T13:39:03.046863159</dc:date>
    <meta:editing-duration>PT46M51S</meta:editing-duration>
    <meta:editing-cycles>3</meta:editing-cycles>
    <meta:generator>LibreOffice/4.1.3.2$Linux_X86_64 LibreOffice_project/410m0$Build-2</meta:generator>
    <meta:document-statistic meta:table-count="1" meta:cell-count="117" meta:object-count="0"/>
  </office:meta>
</office:document-meta>
</file>